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705" officeooo:paragraph-rsid="00103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 !</text:p>
      <text:p text:style-name="P1"/>
      <text:p text:style-name="P1"/>
      <text:p text:style-name="P1">This is a test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49cm" style:contextual-spacing="false" fo:line-height="115%" fo:text-align="justify" style:justify-single-word="false"/>
      <style:text-properties style:font-name="DejaVu Sans" fo:font-family="'DejaVu Sans'" style:font-style-name="Book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padding="0.499cm" fo:border-left="none" fo:border-right="none" fo:border-top="none" fo:border-bottom="0.06pt solid #000000" style:shadow="none" fo:keep-with-next="always" style:join-border="false"/>
      <style:text-properties style:font-name="DejaVu Sans Light" fo:font-family="'DejaVu Sans Light'" style:font-style-name="ExtraLight" style:font-family-generic="swiss" style:font-pitch="variable" fo:font-size="16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12pt" fo:font-weight="150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75%" fo:font-style="normal" fo:font-weight="150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style="normal" fo:font-weight="150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75%" style:font-weight-asian="bold" style:font-size-complex="75%" style:font-weight-complex="6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75%" style:font-weight-asian="bold" style:font-size-complex="75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75%" style:font-weight-asian="bold" style:font-size-complex="75%" style:font-weight-complex="60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text-align="start" style:justify-single-word="false" fo:padding="0.049cm" fo:border-left="none" fo:border-right="none" fo:border-top="none" fo:border-bottom="0.06pt solid #000000"/>
      <style:text-properties fo:font-size="69%" fo:font-weight="150" style:font-size-asian="75%" style:font-weight-asian="bold" style:font-size-complex="7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ntitled1" style:family="paragraph" style:parent-style-name="Endnote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paragraph" style:parent-style-name="Standard">
      <style:paragraph-properties fo:text-align="start" style:justify-single-word="false" fo:padding="0.049cm" fo:border="0.06pt solid #000000" style:shadow="none"/>
      <style:text-properties style:font-name="DejaVu Sans Mono" fo:font-family="'DejaVu Sans Mono'" style:font-style-name="Book" style:font-family-generic="modern" style:font-pitch="fixed" fo:font-size="9pt" style:font-size-asian="10.5pt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.5pt" style:font-name-complex="FreeSans2" style:font-family-complex="FreeSans" style:font-family-generic-complex="modern" style:font-pitch-complex="fixe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ejaVu Sans'" style:font-style-name="Book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ejaVu Sans'" style:font-style-name="Book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ejaVu Sans'" style:font-style-name="Book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ejaVu Sans'" style:font-style-name="Book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ejaVu Sans'" style:font-style-name="Book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ejaVu Sans'" style:font-style-name="Book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ejaVu Sans'" style:font-style-name="Book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ejaVu Sans'" style:font-style-name="Book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ejaVu Sans'" style:font-style-name="Book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ejaVu Sans'" style:font-style-name="Book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3:02:58.353486894</meta:creation-date>
    <meta:editing-duration>P0D</meta:editing-duration>
    <meta:editing-cycles>2</meta:editing-cycles>
    <meta:generator>LibreOffice/4.2.5.2$Linux_X86_64 LibreOffice_project/420m0$Build-2</meta:generator>
    <dc:title>Normal</dc:title>
    <dc:date>2014-07-24T13:03:19.951106156</dc:date>
    <meta:document-statistic meta:table-count="0" meta:image-count="0" meta:object-count="0" meta:page-count="1" meta:paragraph-count="2" meta:word-count="8" meta:character-count="29" meta:non-whitespace-character-count="23"/>
    <meta:template xlink:type="simple" xlink:actuate="onRequest" xlink:title="Normal" xlink:href="../../../../../.config/libreoffice/4/user/template/Presentation%20Backgrounds/Normal1.ott" meta:date="2014-07-24T13:02:58.107304794"/>
  </office:meta>
</office:document-meta>
</file>